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985cm" fo:min-width="1.6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36cm" fo:min-width="2.561cm"/>
    </style:style>
    <style:style style:name="gr4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38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979cm" fo:min-width="2.5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85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125cm" svg:height="1.235cm" svg:x="3.756cm" svg:y="3.286cm">
            <text:p text:style-name="P1"><text:span text:style-name="T1">Battle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line draw:style-name="gr2" draw:text-style-name="P3" xml:id="id1" draw:id="id1" draw:layer="layout" svg:x1="3.756cm" svg:y1="4.215cm" svg:x2="5.881cm" svg:y2="4.215cm">
            <text:p/>
          </draw:line>
          <draw:line draw:style-name="gr2" draw:text-style-name="P3" draw:layer="layout" svg:x1="3.756cm" svg:y1="3.941cm" svg:x2="5.881cm" svg:y2="3.941cm">
            <text:p/>
          </draw:line>
          <draw:custom-shape draw:style-name="gr3" draw:text-style-name="P2" xml:id="id2" draw:id="id2" draw:layer="layout" svg:width="3.061cm" svg:height="1.61cm" svg:x="6.156cm" svg:y="5.486cm">
            <text:p text:style-name="P1"><text:span text:style-name="T1">Die</text:span></text:p>
            <text:p text:style-name="P1"><text:span text:style-name="T1"/></text:p>
            <text:p text:style-name="P1"><text:span text:style-name="T1">roll() : int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.156cm" svg:y1="6.415cm" svg:x2="9.217cm" svg:y2="6.415cm">
            <text:p/>
          </draw:line>
          <draw:line draw:style-name="gr2" draw:text-style-name="P3" draw:layer="layout" svg:x1="6.156cm" svg:y1="6.141cm" svg:x2="9.217cm" svg:y2="6.141cm">
            <text:p/>
          </draw:line>
          <draw:connector draw:style-name="gr4" draw:text-style-name="P4" draw:layer="layout" draw:type="line" svg:x1="5.881cm" svg:y1="4.215cm" svg:x2="7.686cm" svg:y2="5.486cm" draw:start-shape="id1" draw:start-glue-point="1" draw:end-shape="id2" draw:end-glue-point="0" svg:d="M5881 4215l1805 1271" svg:viewBox="0 0 1806 1272">
            <text:p/>
          </draw:connector>
          <draw:frame draw:style-name="gr5" draw:text-style-name="P5" draw:layer="layout" svg:width="2.238cm" svg:height="0.683cm" svg:x="6.193cm" svg:y="4.175cm">
            <draw:text-box>
              <text:p><text:span text:style-name="T2">&lt;&lt;uses&gt;&gt;</text:span></text:p>
            </draw:text-box>
          </draw:frame>
        </draw:g>
        <draw:custom-shape draw:style-name="gr1" draw:text-style-name="P2" draw:layer="layout" svg:width="2.125cm" svg:height="1.235cm" svg:x="17.036cm" svg:y="4.683cm">
          <text:p text:style-name="P1"><text:span text:style-name="T1">Wizard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036cm" svg:y1="5.612cm" svg:x2="19.161cm" svg:y2="5.612cm">
          <text:p/>
        </draw:line>
        <draw:line draw:style-name="gr2" draw:text-style-name="P3" xml:id="id3" draw:id="id3" draw:layer="layout" svg:x1="17.036cm" svg:y1="5.338cm" svg:x2="19.161cm" svg:y2="5.338cm">
          <text:p/>
        </draw:line>
        <draw:custom-shape draw:style-name="gr6" draw:text-style-name="P2" draw:layer="layout" svg:width="3.061cm" svg:height="1.229cm" svg:x="11.287cm" svg:y="5.572cm">
          <text:p text:style-name="P1"><text:span text:style-name="T1">RangedSpell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xml:id="id4" draw:id="id4" draw:layer="layout" svg:x1="11.287cm" svg:y1="6.501cm" svg:x2="14.348cm" svg:y2="6.501cm">
          <text:p/>
        </draw:line>
        <draw:line draw:style-name="gr2" draw:text-style-name="P3" draw:layer="layout" svg:x1="11.287cm" svg:y1="6.227cm" svg:x2="14.348cm" svg:y2="6.227cm">
          <text:p/>
        </draw:line>
        <draw:connector draw:style-name="gr4" draw:text-style-name="P4" draw:layer="layout" draw:type="line" svg:x1="17.036cm" svg:y1="5.338cm" svg:x2="14.348cm" svg:y2="6.501cm" draw:start-shape="id3" draw:start-glue-point="3" draw:end-shape="id4" draw:end-glue-point="1" svg:d="M17036 5338l-2688 1163" svg:viewBox="0 0 2689 1164">
          <text:p/>
        </draw:connector>
        <draw:frame draw:style-name="gr7" draw:text-style-name="P5" draw:layer="layout" svg:width="3.385cm" svg:height="0.683cm" svg:x="14.863cm" svg:y="5.931cm">
          <draw:text-box draw:corner-radius="2.032cm">
            <text:p><text:span text:style-name="T2">&lt;&lt;instantiate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4T21:56:14.992612043</dc:date>
    <meta:editing-duration>PT11M24S</meta:editing-duration>
    <meta:editing-cycles>8</meta:editing-cycles>
    <meta:document-statistic meta:object-count="17"/>
  </office:meta>
</office:document-meta>
</file>